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top="0cm" fo:margin-bottom="0cm"/>
      <style:text-properties fo:color="#000000"/>
    </style:style>
    <style:style style:name="P8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9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4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5" style:family="paragraph" style:parent-style-name="Text_20_body">
      <style:text-properties fo:color="#ff0000"/>
    </style:style>
    <style:style style:name="P16" style:family="paragraph" style:parent-style-name="Heading_20_1">
      <style:text-properties fo:language="en" fo:country="US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Implementación:</text:h>
      <text:p text:style-name="Text_20_body">Se comienza usando el protocolo XML-RPC original sobre HTTP en el puerto 8080.</text:p>
      <text:p text:style-name="Text_20_body"> </text:p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8">&lt;?xml version="1.0"?&gt;</text:p>
      <text:p text:style-name="P8">&lt;methodCall&gt;</text:p>
      <text:p text:style-name="P8">&lt;methodName&gt;jil.connect&lt;/methodName&gt;</text:p>
      <text:p text:style-name="P2">&lt;/methodCall&gt;</text:p>
      <text:p text:style-name="Text_20_body">SI TODO VA BIEN EL SERVIDOR RESPONDE:</text:p>
      <text:p text:style-name="P8">&lt;?xml version="1.0"?&gt;</text:p>
      <text:p text:style-name="P8">&lt;methodResponse&gt;</text:p>
      <text:p text:style-name="P8">&lt;params&gt;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7">            <text:span text:style-name="T4">&lt;/value&gt;</text:span></text:p>
      <text:p text:style-name="P7">      <text:span text:style-name="T4">&lt;/param&gt;</text:span>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7">            <text:span text:style-name="T4">&lt;/value&gt;</text:span></text:p>
      <text:p text:style-name="P7">      <text:span text:style-name="T4">&lt;/param&gt;</text:span></text:p>
      <text:p text:style-name="P8">&lt;/params&gt;</text:p>
      <text:p text:style-name="P8">&lt;/methodResponse&gt;</text:p>
      <text:p text:style-name="Text_20_body"> </text:p>
      <text:p text:style-name="P3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> </text:p>
      <text:h text:style-name="Heading_20_2" text:outline-level="2">Run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()</text:h>
      <text:p text:style-name="Text_20_body"> </text:p>
      <text:p text:style-name="Text_20_body">Pasa al estado Opened y para el Vi.</text:p>
      <text:h text:style-name="Heading_20_2" text:outline-level="2">Close()</text:h>
      <text:p text:style-name="Text_20_body"> </text:p>
      <text:p text:style-name="Text_20_body">Pasa al estado Authenticated y cierra el Vi.</text:p>
      <text:p text:style-name="Text_20_body"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4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9">&lt;?xml version="1.0"?&gt;</text:p>
      <text:p text:style-name="P9">&lt;methodResponse&gt;</text:p>
      <text:p text:style-name="P9"><text:soft-page-break/>&lt;fault&gt;</text:p>
      <text:p text:style-name="P10">&lt;value&gt;</text:p>
      <text:p text:style-name="P11">&lt;struct&gt;</text:p>
      <text:p text:style-name="P12">&lt;member&gt;</text:p>
      <text:p text:style-name="P14">&lt;name&gt;faultCode&lt;/name&gt;</text:p>
      <text:p text:style-name="P14">&lt;value&gt;&lt;int&gt;<text:span text:style-name="T2">ID de fallo</text:span>&lt;/int&gt;&lt;/value&gt;</text:p>
      <text:p text:style-name="P12">&lt;/member&gt;</text:p>
      <text:p text:style-name="P12">&lt;member&gt;</text:p>
      <text:p text:style-name="P14">&lt;name&gt;faultString&lt;/name&gt;</text:p>
      <text:p text:style-name="P13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2">&lt;/member&gt;</text:p>
      <text:p text:style-name="P11">&lt;/struct&gt;</text:p>
      <text:p text:style-name="P10">&lt;/value&gt;</text:p>
      <text:p text:style-name="P9">&lt;/fault&gt;</text:p>
      <text:p text:style-name="P5">&lt;/methodResponse&gt;</text:p>
      <text:p text:style-name="Text_20_body">FALLOS GENERICOS:</text:p>
      <text:p text:style-name="Text_20_body">Los errores referidos al formato de las peticiones XML-RPC son los siguientes:</text:p>
      <text:p text:style-name="Text_20_body">[901]: “Bad formated XML:</text:p>
      <text:p text:style-name="P15">texto del XML de petición.</text:p>
      <text:p text:style-name="Text_20_body">Este error no ejecuta ningún comando, en su lugar avisa de que el formato es incorrecto y devuelve el XML para que sea analizado por el cliente.</text:p>
      <text:h text:style-name="P1" text:outline-level="1"/>
      <text:h text:style-name="P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5T16:56:02.19</dc:date>
    <dc:creator>Dictino Chaos</dc:creator>
    <meta:editing-duration>PT34M18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4" meta:paragraph-count="118" meta:word-count="594" meta:character-count="4045"/>
  </office:meta>
</office:document-meta>
</file>